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1E2665FD6800AEE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5bc70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e492b" fo:background-color="transparent"/>
    </style:style>
    <style:style style:name="P9" style:family="paragraph" style:parent-style-name="Table_20_Contents">
      <style:text-properties fo:font-weight="bold" officeooo:rsid="00352daa" officeooo:paragraph-rsid="00352daa" fo:background-color="transparent" style:font-weight-asian="bold" style:font-weight-complex="bold"/>
    </style:style>
    <style:style style:name="P10" style:family="paragraph" style:parent-style-name="Table_20_Contents">
      <style:text-properties fo:background-color="transparent"/>
    </style:style>
    <style:style style:name="P11" style:family="paragraph" style:parent-style-name="Table_20_Contents">
      <style:text-properties officeooo:rsid="001a5680" officeooo:paragraph-rsid="00273a9f" fo:background-color="transparent"/>
    </style:style>
    <style:style style:name="P12" style:family="paragraph" style:parent-style-name="Table_20_Contents">
      <style:text-properties officeooo:paragraph-rsid="001a5680"/>
    </style:style>
    <style:style style:name="P13" style:family="paragraph" style:parent-style-name="Table_20_Contents">
      <style:paragraph-properties fo:text-align="start" style:justify-single-word="false"/>
      <style:text-properties officeooo:paragraph-rsid="003e492b"/>
    </style:style>
    <style:style style:name="P14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36319"/>
    </style:style>
    <style:style style:name="P15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6" style:family="paragraph" style:parent-style-name="Text_20_body">
      <style:paragraph-properties fo:margin-top="0.499cm" fo:margin-bottom="0.499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17" style:family="paragraph" style:parent-style-name="Text_20_body" style:master-page-name="">
      <style:paragraph-properties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e492b" fo:background-color="transparent"/>
    </style:style>
    <style:style style:name="P18" style:family="paragraph" style:parent-style-name="Standard" style:master-page-name="Standard">
      <style:paragraph-properties fo:text-align="end" style:justify-single-word="false" style:page-number="auto"/>
    </style:style>
    <style:style style:name="P19" style:family="paragraph" style:parent-style-name="Table_20_Contents" style:list-style-name="L1">
      <style:text-properties officeooo:rsid="00365dc0" officeooo:paragraph-rsid="00365dc0" fo:background-color="transparent"/>
    </style:style>
    <style:style style:name="P20" style:family="paragraph" style:parent-style-name="Table_20_Contents">
      <style:paragraph-properties fo:text-align="start" style:justify-single-word="false"/>
      <style:text-properties officeooo:paragraph-rsid="004025da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27fb88"/>
    </style:style>
    <style:style style:name="T12" style:family="text">
      <style:text-properties officeooo:rsid="001a5680"/>
    </style:style>
    <style:style style:name="T13" style:family="text">
      <style:text-properties officeooo:rsid="001d9b1c"/>
    </style:style>
    <style:style style:name="T14" style:family="text">
      <style:text-properties officeooo:rsid="002aeff2"/>
    </style:style>
    <style:style style:name="T15" style:family="text">
      <style:text-properties officeooo:rsid="0035bc70"/>
    </style:style>
    <style:style style:name="T16" style:family="text">
      <style:text-properties officeooo:rsid="00236319"/>
    </style:style>
    <style:style style:name="T17" style:family="text">
      <style:text-properties officeooo:rsid="001e1d42"/>
    </style:style>
    <style:style style:name="T18" style:family="text">
      <style:text-properties officeooo:rsid="0020ab9b"/>
    </style:style>
    <style:style style:name="T19" style:family="text">
      <style:text-properties officeooo:rsid="003ca0b4"/>
    </style:style>
    <style:style style:name="T20" style:family="text">
      <style:text-properties officeooo:rsid="003e492b"/>
    </style:style>
    <style:style style:name="T21" style:family="text">
      <style:text-properties officeooo:rsid="00365dc0"/>
    </style:style>
    <style:style style:name="T22" style:family="text">
      <style:text-properties officeooo:rsid="004864c3"/>
    </style:style>
    <style:style style:name="T23" style:family="text">
      <style:text-properties officeooo:rsid="002a3703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p. zn. <text:span text:style-name="T15">#5722</text:span></text:p>
      <text:p text:style-name="P15">Dodatek č. <text:span text:style-name="T20">4</text:span></text:p>
      <text:p text:style-name="P4">Smluvní strany uzavírají <text:span text:style-name="T11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9">:</text:span></text:p>
          </table:table-cell>
          <table:table-cell table:style-name="Tabulka1.A1" office:value-type="string">
            <text:p text:style-name="P20"><text:span text:style-name="T8">Česká pirátská strana, </text:span>organizační složka: <text:span text:style-name="T23">Personální odbor</text:span></text:p>
            <text:p text:style-name="P13">z<text:span text:style-name="T12">a</text:span>st<text:span text:style-name="T12">o</text:span>up<text:span text:style-name="T12">ena</text:span>: <text:span text:style-name="T14">Bc. Jana Rohová, jana.rohova@pirati.cz, vedoucí</text:span></text:p>
            <text:p text:style-name="P13"/>
          </table:table-cell>
        </table:table-row>
        <table:table-row table:style-name="Tabulka1.2">
          <table:table-cell table:style-name="Tabulka1.A1" office:value-type="string">
            <text:p text:style-name="P10"><text:span text:style-name="T8">Dodavatel</text:span><text:span text:style-name="T9">:</text:span></text:p>
          </table:table-cell>
          <table:table-cell table:style-name="Tabulka1.A1" office:value-type="string">
            <text:p text:style-name="P12"><text:span text:style-name="T12">Jméno</text:span>: <text:span text:style-name="T17">Michal Jokeš</text:span> </text:p>
            <text:p text:style-name="P14"><text:span text:style-name="T16">Ičo</text:span>: 05676142 <text:s text:c="8"/>bydliště: <text:span text:style-name="T18">U Děkanky 10, Praha 4,</text:span> <text:span text:style-name="T18">14000</text:span></text:p>
          </table:table-cell>
        </table:table-row>
        <table:table-row table:style-name="Tabulka1.3">
          <table:table-cell table:style-name="Tabulka1.A1" office:value-type="string">
            <text:p text:style-name="P9">Předmět dodatku:</text:p>
          </table:table-cell>
          <table:table-cell table:style-name="Tabulka1.B3" office:value-type="string">
            <text:p text:style-name="P11"><text:s/><text:span text:style-name="T21">Změna termínu</text:span></text:p>
            <text:list xml:id="list8860001358398843710" text:style-name="L1">
              <text:list-item>
                <text:p text:style-name="P19">do 28.2.2018</text:p>
              </text:list-item>
            </text:list>
          </table:table-cell>
        </table:table-row>
      </table:table>
      <text:p text:style-name="P5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ext:p text:style-name="P17">V <text:span text:style-name="T13">Praze</text:span> dne <text:span text:style-name="T21">28.2.2018</text:span></text:p>
      <text:p text:style-name="P6">Za zadavatele: <text:tab/><text:tab/><text:tab/>Za dodavatele: </text:p>
      <text:p text:style-name="P8"><text:span text:style-name="T14">Jana Rohová<text:tab/></text:span><text:tab/><text:tab/><text:span text:style-name="T19">Michal Jokeš</text:span></text:p>
      <text:p text:style-name="P7"/>
      <text:p text:style-name="P7"/>
      <text:p text:style-name="P6">……………................<text:tab/><text:tab/>….......………….........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1E2665FD6800AEE6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3-12T14:06:03.382160045</dc:date>
    <meta:editing-cycles>119</meta:editing-cycles>
    <meta:editing-duration>P24DT17H44M41S</meta:editing-duration>
    <meta:generator>LibreOffice/5.1.6.2$Linux_X86_64 LibreOffice_project/10m0$Build-2</meta:generator>
    <meta:print-date>2017-03-18T12:34:23.316720658</meta:print-date>
    <meta:document-statistic meta:table-count="1" meta:image-count="1" meta:object-count="0" meta:page-count="1" meta:paragraph-count="21" meta:word-count="147" meta:character-count="1058" meta:non-whitespace-character-count="913"/>
    <meta:user-defined meta:name="Informace 1"/>
    <meta:user-defined meta:name="Informace 2"/>
    <meta:user-defined meta:name="Informace 3"/>
    <meta:user-defined meta:name="Informace 4"/>
  </office:meta>
</office:document-meta>
</file>